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8D300001B4A1BF5C8C9.wmf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MS Mincho" svg:font-family="'MS Mincho', 'ＭＳ 明朝'" style:font-family-generic="modern"/>
    <style:font-face style:name="Andale Sans UI" svg:font-family="'Andale Sans UI'" style:font-pitch="variable"/>
    <style:font-face style:name="Lucidasans" svg:font-family="Lucidasans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style:text-autospace="non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master-page-name="Convert_20_1">
      <style:paragraph-properties style:text-autospace="none"/>
    </style:style>
    <style:style style:name="P4" style:family="paragraph">
      <style:paragraph-properties style:writing-mode="lr-tb"/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top" style:vertical-rel="paragraph" style:horizontal-pos="center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000000" draw:textarea-horizontal-align="justify" draw:textarea-vertical-align="top" draw:auto-grow-height="false" fo:padding-top="0.056cm" fo:padding-bottom="0.056cm" fo:padding-left="0.056cm" fo:padding-right="0.056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P2"><draw:frame draw:style-name="fr1" draw:name="graphics1" text:anchor-type="char" svg:x="0.097cm" svg:y="1.131cm" svg:width="25.546cm" svg:height="5.766cm" draw:z-index="0"><draw:image xlink:href="Pictures/20000007000078D300001B4A1BF5C8C9.wmf" xlink:type="simple" xlink:show="embed" xlink:actuate="onLoad"/></draw:frame>a)</text:p>
      <text:p text:style-name="P3"/>
      <text:p text:style-name="P2">b) <text:s/><text:span text:style-name="T1">Estimate at Completion (EAC)</text:span></text:p>
      <text:p text:style-name="P2">EAC = PV / CPI</text:p>
      <text:p text:style-name="P2"><text:s text:c="9"/>= PV / (EV / AC)</text:p>
      <text:p text:style-name="P2"><text:s text:c="9"/>= $86,000 / 0.881</text:p>
      <text:p text:style-name="P2"><text:s text:c="9"/>= $97,616</text:p>
      <text:p text:style-name="P2"/>
      <text:p text:style-name="P2">c) <text:s/><text:span text:style-name="T1">Estimated Time to Complete (ETC)</text:span></text:p>
      <text:p text:style-name="P2">ETC = Original estimate / SPI</text:p>
      <text:p text:style-name="P2"><text:s text:c="8"/>= Original estimate / (EV / PV)</text:p>
      <text:p text:style-name="P2"><text:s text:c="8"/>= 12 months / 0.928</text:p>
      <text:p text:style-name="P2"><text:s text:c="8"/>= 12.93 months</text:p>
      <text:p text:style-name="P2"/>
      <text:p text:style-name="P2">d) </text:p>
      <text:p text:style-name="P2"/>
      <text:p text:style-name="P2"><draw:frame draw:style-name="fr2" draw:name="Object1" text:anchor-type="paragraph" svg:width="18.145cm" svg:height="9.931cm" draw:z-index="1"><draw:object xlink:href="./Object 1" xlink:type="simple" xlink:show="embed" xlink:actuate="onLoad"/><draw:image xlink:href="./ObjectReplacements/Object 1" xlink:type="simple" xlink:show="embed" xlink:actuate="onLoad"/></draw:frame><draw:g text:anchor-type="paragraph" draw:z-index="2" draw:style-name="gr1"><draw:custom-shape draw:style-name="gr2" draw:text-style-name="P4" svg:width="0.466cm" svg:height="0.398cm" svg:x="12.762cm" svg:y="0.39cm"><text:p/><draw:enhanced-geometry svg:viewBox="0 0 21600 21600" draw:mirror-vertical="true" draw:glue-points="10800 0 3160 3160 0 10800 3160 18440 10800 21600 18440 18440 21600 10800 18440 3160" draw:text-areas="3200 3200 18400 18400" draw:type="ellipse"/></draw:custom-shape><draw:custom-shape draw:style-name="gr3" draw:text-style-name="P6" svg:width="1.149cm" svg:height="0.412cm" svg:x="13.476cm" svg:y="0.399cm"><text:p text:style-name="P5"><text:span text:style-name="T2">EAC</text:span></text:p><draw:enhanced-geometry svg:viewBox="0 0 21600 21600" draw:type="mso-spt202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MS Mincho" svg:font-family="'MS Mincho', 'ＭＳ 明朝'" style:font-family-generic="modern"/>
    <style:font-face style:name="Andale Sans UI" svg:font-family="'Andale Sans UI'" style:font-pitch="variable"/>
    <style:font-face style:name="Lucidasans" svg:font-family="Lucidasans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NZ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fo:language="en" fo:country="NZ" style:font-name-asian="Arial Unicode MS" style:font-size-asian="12pt" style:font-name-complex="Tahoma" style:font-size-complex="12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1"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9.502cm" style:type="center"/>
          <style:tab-stop style:position="25.698cm" style:type="right"/>
        </style:tab-stops>
      </style:paragraph-properties>
      <style:text-properties fo:font-size="10pt" style:font-size-asian="10pt" style:font-size-complex="10pt"/>
    </style:style>
    <style:page-layout style:name="pm1">
      <style:page-layout-properties fo:page-width="29.699cm" fo:page-height="20.999cm" style:num-format="1" style:print-orientation="landscape" fo:margin-top="2cm" fo:margin-bottom="2cm" fo:margin-left="2cm" fo:margin-right="2cm" fo:background-color="#ffffff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David Harris<text:tab/>INFO221 – Assignment 3</text:p>
        <text:p text:style-name="P1">300069566</text:p>
      </style:header>
    </style:master-page>
    <style:master-page style:name="Convert_20_1" style:display-name="Convert 1" style:page-layout-name="pm2">
      <style:header>
        <text:p text:style-name="P2">David Harris<text:tab/>INFO221 – Assignment 3</text:p>
        <text:p text:style-name="P1">30006956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vid Harris</meta:initial-creator>
    <meta:creation-date>2006-04-25T20:20:00</meta:creation-date>
    <dc:creator>David Harris</dc:creator>
    <dc:date>2006-04-27T21:19:25</dc:date>
    <meta:print-date>2113-01-01T00:00:00</meta:print-date>
    <dc:language>en-NZ</dc:language>
    <meta:editing-cycles>8</meta:editing-cycles>
    <meta:editing-duration>PT1H34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" meta:page-count="2" meta:paragraph-count="16" meta:word-count="47" meta:character-count="3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P1" style:volatile="true">
      <number:text> (</number:text>
      <number:number number:decimal-places="0" number:min-integer-digits="1" number:grouping="true"/>
      <number:text>)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8.5pt" style:font-family-complex="Lucidasans" style:font-pitch-complex="variable" style:font-size-complex="8.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9.89999961853027pt" style:font-family-complex="Lucidasans" style:font-pitch-complex="variable" style:font-size-complex="9.89999961853027pt"/>
    </style:style>
    <style:style style:name="ch5" style:family="chart">
      <style:graphic-properties draw:stroke="solid" svg:stroke-width="0.035cm" svg:stroke-color="#000000" svg:stroke-opacity="100%"/>
    </style:style>
    <style:style style:name="ch6" style:family="chart" style:data-style-name="N109">
      <style:chart-properties chart:display-label="true" chart:tick-marks-major-inner="false" chart:tick-marks-major-outer="true" chart:tick-marks-minor-inner="false" chart:tick-marks-minor-outer="false" chart:logarithmic="false" chart:maximum="10000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9.30000019073486pt" fo:font-style="normal" fo:text-shadow="none" style:text-underline-style="none" fo:font-weight="normal" style:font-family-asian="'Andale Sans UI'" style:font-pitch-asian="variable" style:font-size-asian="9.89999961853027pt" style:font-family-complex="Lucidasans" style:font-pitch-complex="variable" style:font-size-complex="9.89999961853027pt"/>
    </style:style>
    <style:style style:name="ch7" style:family="chart">
      <style:chart-properties chart:symbol-type="named-symbol" chart:symbol-name="arrow-right" chart:symbol-width="0.246cm" chart:symbol-height="0.24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000080" svg:stroke-opacity="100%" draw:fill="solid" draw:fill-color="#9999ff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8" style:family="chart">
      <style:chart-properties chart:symbol-type="named-symbol" chart:symbol-name="arrow-up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ff00ff" svg:stroke-opacity="100%" draw:fill="solid" draw:fill-color="#993366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9" style:family="chart">
      <style:chart-properties chart:symbol-type="named-symbol" chart:symbol-name="squar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008000" svg:stroke-opacity="100%" draw:fill="solid" draw:fill-color="#ffffcc"/>
      <style:text-properties fo:font-family="Arial" style:font-family-generic="swiss" style:font-pitch="variable" fo:font-size="8.5pt" style:font-family-asian="'Andale Sans UI'" style:font-pitch-asian="variable" style:font-size-asian="8.5pt" style:font-family-complex="Lucidasans" style:font-pitch-complex="variable" style:font-size-complex="8.5pt"/>
    </style:style>
    <style:style style:name="ch10" style:family="chart">
      <style:graphic-properties draw:stroke="solid" svg:stroke-width="0.035cm" svg:stroke-color="#808080" svg:stroke-opacity="100%" draw:fill="solid" draw:fill-color="#c0c0c0"/>
    </style:style>
    <style:style style:name="ch11" style:family="chart">
      <style:graphic-properties draw:stroke="none" draw:fill-color="#999999"/>
    </style:style>
  </office:automatic-styles>
  <office:body>
    <office:chart>
      <chart:chart svg:width="18.144cm" svg:height="9.93cm" chart:class="chart:line" chart:style-name="ch1">
        <chart:legend chart:legend-position="end" svg:x="13.665cm" svg:y="4.202cm" chart:style-name="ch2"/>
        <chart:plot-area chart:style-name="ch3" table:cell-range-address="'Earned Value Management'.$A$3:.$M$3 'Earned Value Management'.$A$20:.$M$22" chart:data-source-has-labels="both" chart:table-number-list="0 0" svg:x="0.361cm" svg:y="0.36cm" svg:width="12.581cm" svg:height="9.372cm">
          <chart:axis chart:dimension="x" chart:name="primary-x" chart:style-name="ch4">
            <chart:categories table:cell-range-address="local-table.A2: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Project PV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4000">
                <text:p>14000</text:p>
              </table:table-cell>
              <table:table-cell office:value-type="float" office:value="24000">
                <text:p>24000</text:p>
              </table:table-cell>
              <table:table-cell office:value-type="float" office:value="34000">
                <text:p>34000</text:p>
              </table:table-cell>
              <table:table-cell office:value-type="float" office:value="46000">
                <text:p>46000</text:p>
              </table:table-cell>
              <table:table-cell office:value-type="float" office:value="56000">
                <text:p>56000</text:p>
              </table:table-cell>
              <table:table-cell office:value-type="float" office:value="60000">
                <text:p>60000</text:p>
              </table:table-cell>
              <table:table-cell office:value-type="float" office:value="66000">
                <text:p>66000</text:p>
              </table:table-cell>
              <table:table-cell office:value-type="float" office:value="72000">
                <text:p>72000</text:p>
              </table:table-cell>
              <table:table-cell office:value-type="float" office:value="76000">
                <text:p>76000</text:p>
              </table:table-cell>
              <table:table-cell office:value-type="float" office:value="81000">
                <text:p>8100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Project EV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3000">
                <text:p>13000</text:p>
              </table:table-cell>
              <table:table-cell office:value-type="float" office:value="21500">
                <text:p>21500</text:p>
              </table:table-cell>
              <table:table-cell office:value-type="float" office:value="30500">
                <text:p>30500</text:p>
              </table:table-cell>
              <table:table-cell office:value-type="float" office:value="41500">
                <text:p>41500</text:p>
              </table:table-cell>
              <table:table-cell office:value-type="float" office:value="51966">
                <text:p>51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oject AC (Cumulative)</text:p>
              </table:table-cell>
              <table:table-cell office:value-type="float" office:value="4000">
                <text:p>4000</text:p>
              </table:table-cell>
              <table:table-cell office:value-type="float" office:value="15000">
                <text:p>15000</text:p>
              </table:table-cell>
              <table:table-cell office:value-type="float" office:value="26000">
                <text:p>26000</text:p>
              </table:table-cell>
              <table:table-cell office:value-type="float" office:value="38000">
                <text:p>38000</text:p>
              </table:table-cell>
              <table:table-cell office:value-type="float" office:value="53000">
                <text:p>53000</text:p>
              </table:table-cell>
              <table:table-cell office:value-type="float" office:value="59016">
                <text:p>59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